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07d162" officeooo:paragraph-rsid="00067a2b" style:font-weight-asian="normal" style:font-weight-complex="normal"/>
    </style:style>
    <style:style style:name="P2" style:family="paragraph" style:parent-style-name="Standard">
      <style:text-properties fo:font-weight="normal" officeooo:rsid="0007d162" officeooo:paragraph-rsid="00099561" style:font-weight-asian="normal" style:font-weight-complex="normal"/>
    </style:style>
    <style:style style:name="P3" style:family="paragraph" style:parent-style-name="Standard">
      <style:text-properties style:text-underline-style="solid" style:text-underline-width="auto" style:text-underline-color="font-color" fo:font-weight="bold" officeooo:rsid="0007d162" officeooo:paragraph-rsid="00067a2b"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rsid="0009f05e" officeooo:paragraph-rsid="0009f05e" style:font-style-asian="normal" style:font-weight-asian="bold" style:font-style-complex="normal" style:font-weight-complex="bold"/>
    </style:style>
    <style:style style:name="T1" style:family="text">
      <style:text-properties officeooo:rsid="00099561"/>
    </style:style>
    <style:style style:name="T2" style:family="text">
      <style:text-properties officeooo:rsid="0009e8eb"/>
    </style:style>
    <style:style style:name="T3" style:family="text">
      <style:text-properties fo:font-style="italic" style:text-underline-style="solid" style:text-underline-width="auto" style:text-underline-color="font-color"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T3">Contexte : Nous devons effectuer des recherches sur nous-mêmes afin de retrouver un maximum de traces et ainsi mieux gérer notre e-réputation.</text:span></text:p>
      <text:p text:style-name="P1"/>
      <text:p text:style-name="P3">**1ère étape : Rechercher des informations de base**</text:p>
      <text:p text:style-name="P1"/>
      <text:p text:style-name="P2">Dans un premier temps, j'ai entrepris de rechercher ce que l'on pouvait trouver en effectuant une simple recherche de mon nom, Loïc Maurer, sur un moteur de recherche tel que Google. Les résultats de cette recherche initiale ont révélé q<text:span text:style-name="T1">u’il existe pleins de résultat pour</text:span> "Loïc Maurer", mais que mon propre profil n'apparaît pas immédiatement. Il est souvent regroupé sous la catégorie "Autres personnes portant le nom de Loïc Maurer". </text:p>
      <text:p text:style-name="P2"/>
      <text:p text:style-name="P2">Cela indique <text:span text:style-name="T1">que je dispose d’une faible </text:span>visibilité en ligne, et il est important de travailler à l'amélioration de cela.</text:p>
      <text:p text:style-name="P1"/>
      <text:p text:style-name="P3">**2ème étape : Utilisation de recherches avancées**</text:p>
      <text:p text:style-name="P1"/>
      <text:p text:style-name="P2">Il est essentiel de comprendre que les moteurs de recherche offrent des possibilités de recherche avancée, qui peuvent révéler des informations sensibles, des fichiers, ou des traces que l'on souhaite gérer. C'est ce que l'on appelle les "Google Dorks". </text:p>
      <text:p text:style-name="P2"/>
      <text:p text:style-name="P2">Il existe différents types de "payloads" utilisés dans les Google Dorks, notamment "site", "filetype", "intitle", "inurl", "after", et d'autres. Par exemple, en utilisant la recherche avancée, on peut spécifier des sites particuliers, des types de fichiers, des titres de page, des URL, etc.</text:p>
      <text:p text:style-name="P2"/>
      <text:p text:style-name="P2">Pour rechercher des informations spécifiques, on peut utiliser des requêtes telles que "site:linkedin.com OR site:instagram.com AND intitle:Loïc Maurer". </text:p>
      <text:p text:style-name="P2"/>
      <text:p text:style-name="P2">Cependant, il est à noter que ces techniques peuvent également être utilisées par des acteurs malveillants pour collecter des informations. Par conséquent, il est crucial de protéger vos données sensibles en ligne <text:span text:style-name="T1">en gérant la confidentialités de ses données</text:span>.</text:p>
      <text:p text:style-name="P1"/>
      <text:p text:style-name="P3"><text:span text:style-name="T1">**3ème étape : </text:span>Les réseaux sociaux<text:span text:style-name="T1">**</text:span></text:p>
      <text:p text:style-name="P1"/>
      <text:p text:style-name="P1">Aujourd'hui, la majorité des utilisateurs des réseaux sociaux ne portent pas suffisamment d'attention aux paramètres de confidentialité associés à leur compte. Plusieurs mesures peuvent être prises pour garantir la sécurité des informations personnelles en ligne. Cela inclut la mise en place de paramètres de confidentialité appropriés, la rendant privée d'un compte public, masquant ses abonnements et likes, et l'utilisation d'un pseudonyme.</text:p>
      <text:p text:style-name="P1"/>
      <text:p text:style-name="P1">Personnellement, j'utilise plusieurs pseudonymes pour mes activités en dehors du milieu <text:span text:style-name="T2">universitaire</text:span>, tels que BeardDemon, Id00l, MrSize001, et loloax_. Cette approche peut sembler anodine, mais elle peut être efficace pour se protéger des recherches classiques que j'ai effectuées dans la première étape.</text:p>
      <text:p text:style-name="P1"/>
      <text:p text:style-name="P1">En résumé, gérer votre e-réputation est un processus continu. Il implique la surveillance régulière de votre présence en ligne, la prise de mesures pour protéger votre vie privée, la création de contenu positif, et l'interaction professionnelle sur les réseaux sociaux. Cela vous permettra de mieux contrôler l'image que vous projetez sur Internet et de protéger votre réputation en ligne.</text:p>
      <text:p text:style-name="P1"/>
      <text:p text:style-name="P4">**4ème étape : Les mesures de protection**</text:p>
      <text:p text:style-name="P4"/>
      <text:p text:style-name="P4"><text:soft-page-break/>**Conclu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08:41:53.684548690</meta:creation-date>
    <dc:date>2023-10-25T14:05:54.057112621</dc:date>
    <meta:editing-duration>PT5H33M53S</meta:editing-duration>
    <meta:editing-cycles>5</meta:editing-cycles>
    <meta:generator>LibreOffice/7.5.7.1$Linux_X86_64 LibreOffice_project/50$Build-1</meta:generator>
    <meta:document-statistic meta:table-count="0" meta:image-count="0" meta:object-count="0" meta:page-count="2" meta:paragraph-count="15" meta:word-count="443" meta:character-count="2994" meta:non-whitespace-character-count="2563"/>
  </office:meta>
</office:document-meta>
</file>